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Batang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tang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28_24-29-44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28_08-47-26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28_08-47-24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28_08-47-22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28_08-47-20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28_08-47-17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28_02-30-37_003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28_02-30-37_002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28_02-30-37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27_23-56-08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2-27_23-52-17_000.jpg</text:p>
          </table:table-cell>
          <table:table-cell table:style-name="ce3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27_23-49-53_000.jpg</text:p>
          </table:table-cell>
          <table:table-cell table:style-name="ce3"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27_23-33-38_009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27_23-33-37_008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27_23-33-37_007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27_23-33-37_006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27_23-33-37_005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27_22-43-36_000.jpg</text:p>
          </table:table-cell>
          <table:table-cell table:style-name="ce2" office:value-type="string">
            <text:p>-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2-27_21-53-44_000.jpg</text:p>
          </table:table-cell>
          <table:table-cell table:style-name="ce4" office:value-type="string">
            <text:p>:m other / お母さんから　お金もらう / １２万円 / ジブラルタ生命保険料　月々の小遣い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27_20-52-44_000.jpg</text:p>
          </table:table-cell>
          <table:table-cell table:style-name="ce3" office:value-type="string">
            <text:p>:m 食べた物/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7-02-27_20-35-59_000.jpg</text:p>
          </table:table-cell>
          <table:table-cell table:style-name="ce2" office:value-type="string">
            <text:p>:m 1-2*2 other / コレポン / to.杉浦さん　保険料振込　ジブラルタ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27_19-00-40_000.jpg</text:p>
          </table:table-cell>
          <table:table-cell table:style-name="ce2" office:value-type="string">
            <text:p>-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7-02-27_18-14-53_000.jpg</text:p>
          </table:table-cell>
          <table:table-cell table:style-name="ce3" office:value-type="string">
            <text:p>:m music / log / kb / done / N+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2-27_17-49-22_000.jpg</text:p>
          </table:table-cell>
          <table:table-cell table:style-name="ce2" office:value-type="string">
            <text:p>-*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2017-02-27_16-15-08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2017-02-27_14-23-35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2017-02-27_14-23-33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2017-02-27_14-17-29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2017-02-27_14-17-17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2017-02-27_14-16-51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2017-02-27_14-16-43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2017-02-27_14-16-33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2017-02-27_14-16-06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2017-02-27_14-15-59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2017-02-27_14-15-48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2017-02-27_14-08-32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2017-02-27_14-08-08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2017-02-27_14-08-04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2017-02-27_14-06-37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2017-02-27_14-04-34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2017-02-27_14-02-42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2017-02-27_14-00-50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2017-02-27_14-00-42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2017-02-27_14-00-34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2017-02-27_14-00-01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2017-02-27_13-59-57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2017-02-27_13-59-54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2017-02-27_13-59-46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2017-02-27_13-59-37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2017-02-27_13-59-32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2017-02-27_13-59-12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2017-02-27_13-59-04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2017-02-27_13-58-53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2017-02-27_13-58-47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2017-02-27_13-58-42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2017-02-27_13-58-36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2017-02-27_13-58-31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2017-02-27_13-58-00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2017-02-27_13-57-38_008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60">
            <text:p>60</text:p>
          </table:table-cell>
          <table:table-cell office:value-type="string">
            <text:p>2017-02-27_13-57-37_004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2017-02-27_13-57-36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62">
            <text:p>62</text:p>
          </table:table-cell>
          <table:table-cell office:value-type="string">
            <text:p>2017-02-27_13-57-34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2017-02-27_13-57-25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2017-02-27_13-57-22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2017-02-27_13-57-17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2017-02-27_13-56-47_000.jpg</text:p>
          </table:table-cell>
          <table:table-cell office:value-type="string">
            <text:p>:m other / ソーテック / 検査　手順 / 加振検査</text:p>
          </table:table-cell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2017-02-27_06-42-33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2017-02-27_06-42-28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69">
            <text:p>69</text:p>
          </table:table-cell>
          <table:table-cell office:value-type="string">
            <text:p>2017-02-27_06-42-24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70">
            <text:p>70</text:p>
          </table:table-cell>
          <table:table-cell office:value-type="string">
            <text:p>2017-02-27_06-42-00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2017-02-27_06-41-53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72">
            <text:p>72</text:p>
          </table:table-cell>
          <table:table-cell office:value-type="string">
            <text:p>2017-02-27_06-41-42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73">
            <text:p>73</text:p>
          </table:table-cell>
          <table:table-cell office:value-type="string">
            <text:p>2017-02-27_06-41-39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2017-02-27_06-41-37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6">
          <table:table-cell office:value-type="float" office:value="75">
            <text:p>75</text:p>
          </table:table-cell>
          <table:table-cell office:value-type="string">
            <text:p>2017-02-27_06-41-35_000.jpg</text:p>
          </table:table-cell>
          <table:table-cell table:style-name="ce2" office:value-type="string">
            <text:p>:PHOTO 面白いもの / @富士見台小学校横、公園 / 広場　工事中　柵</text:p>
          </table:table-cell>
        </table:table-row>
        <table:table-row table:style-name="ro7">
          <table:table-cell office:value-type="float" office:value="76">
            <text:p>76</text:p>
          </table:table-cell>
          <table:table-cell office:value-type="string">
            <text:p>2017-02-27_06-25-05_000.jpg</text:p>
          </table:table-cell>
          <table:table-cell table:style-name="ce4" office:value-type="string">
            <text:p>:m other / ソーテック様 / 持ち物　朝　出勤　やることリスト 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2017-02-27_05-37-21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17-02-27_05-36-38_007.jpg</text:p>
          </table:table-cell>
          <table:table-cell table:style-name="ce3" office:value-type="string">
            <text:p>:m :PHOTO 起きた時刻 / 2017022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2-27_05-36-38_006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017-02-27_05-36-38_005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2017-02-27_05-36-37_001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2-27_05-35-38_004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2017-02-27_05-35-38_003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2017-02-27_02-12-04_004.jpg</text:p>
          </table:table-cell>
          <table:table-cell table:style-name="ce3" office:value-type="string">
            <text:p>:m music / kb / コピーしたいBGM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2017-02-27_02-12-04_002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2017-02-27_02-12-04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2017-02-26_22-49-48_000.jpg</text:p>
          </table:table-cell>
          <table:table-cell table:style-name="ce3"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017-02-26_22-49-34_000.jpg</text:p>
          </table:table-cell>
          <table:table-cell table:style-name="ce3"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2017-02-26_22-26-40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2017-02-26_22-26-04_009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2017-02-26_22-26-04_008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2017-02-26_22-26-04_007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2017-02-26_22-26-04_006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2017-02-26_22-26-04_005.jpg</text:p>
          </table:table-cell>
          <table:table-cell table:style-name="ce3"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2017-02-26_19-53-59_000.jpg</text:p>
          </table:table-cell>
          <table:table-cell table:style-name="ce2" office:value-type="string">
            <text:p>-*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2017-02-26_19-52-45_000.jpg</text:p>
          </table:table-cell>
          <table:table-cell table:style-name="ce3" office:value-type="string">
            <text:p>:m 食べた物/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2017-02-26_18-37-38_002.jpg</text:p>
          </table:table-cell>
          <table:table-cell table:style-name="ce3" office:value-type="string">
            <text:p>:m 1*1 RES / 22-1 62*70#1 / res obs / U*J D1 W1 / N+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2017-02-26_17-00-38_001.jpg</text:p>
          </table:table-cell>
          <table:table-cell table:style-name="ce3" office:value-type="string">
            <text:p>:m 1*1 RES / 245 121*7#1 / 『気象学入門』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7-02-26_16-22-38_000.jpg</text:p>
          </table:table-cell>
          <table:table-cell table:style-name="ce3" office:value-type="string">
            <text:p>:m music / log / kb / done / N+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2017-02-26_12-12-04_003.jpg</text:p>
          </table:table-cell>
          <table:table-cell table:style-name="ce4" office:value-type="string">
            <text:p>:m 1*1 RES / free# S87DP9 記事読み / 20170228_100304 1#1 / 脱線　北海道　ボルト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2017-02-26_12-01-56_000.jpg</text:p>
          </table:table-cell>
          <table:table-cell table:style-name="ce3" office:value-type="string">
            <text:p>:m 食べた物/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017-02-26_11-07-04_001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2017-02-26_11-07-00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2017-02-26_11-06-58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2017-02-26_11-06-56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2017-02-26_11-06-53_000.jpg</text:p>
          </table:table-cell>
          <table:table-cell table:style-name="ce3"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017-02-26_10-57-29_000.jpg</text:p>
          </table:table-cell>
          <table:table-cell table:style-name="ce2"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2017/02/28</text:date>, <text:time>10:1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0:11:29.64</dc:date>
    <dc:creator>岩淵 謙</dc:creator>
    <meta:generator>OpenOffice/4.1.3$Win32 OpenOffice.org_project/413m1$Build-9783</meta:generator>
    <meta:editing-duration>PT29M27S</meta:editing-duration>
    <meta:editing-cycles>16</meta:editing-cycles>
    <meta:document-statistic meta:table-count="1" meta:cell-count="324" meta:object-count="0"/>
  </office:meta>
</office:document-meta>
</file>